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Liberation Serif3" svg:font-family="'Liberation Serif'" style:font-family-generic="roman"/>
    <style:font-face style:name="Times New Roman" svg:font-family="'Times New Roman'" style:font-family-generic="roman"/>
    <style:font-face style:name="Liberation Serif2" svg:font-family="'Liberation Serif', 'Times New Roman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ibliography_20_1">
      <style:paragraph-properties>
        <style:tab-stops/>
      </style:paragraph-properties>
    </style:style>
    <style:style style:name="P2" style:family="paragraph" style:parent-style-name="Footnote">
      <style:paragraph-properties fo:text-align="start" style:justify-single-word="false" style:writing-mode="lr-tb"/>
      <style:text-properties fo:language="ru" fo:country="RU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paragraph-properties style:writing-mode="lr-tb"/>
      <style:text-properties fo:language="ru" fo:country="RU" officeooo:paragraph-rsid="0017678e"/>
    </style:style>
    <style:style style:name="P5" style:family="paragraph" style:parent-style-name="Text_20_body">
      <style:paragraph-properties style:writing-mode="lr-tb"/>
      <style:text-properties fo:language="ru" fo:country="RU" fo:font-style="normal" officeooo:paragraph-rsid="0017678e" style:font-style-asian="normal" style:font-style-complex="normal"/>
    </style:style>
    <style:style style:name="P6" style:family="paragraph" style:parent-style-name="Text_20_body">
      <style:paragraph-properties style:writing-mode="lr-tb"/>
      <style:text-properties fo:language="ru" fo:country="RU" officeooo:rsid="002a54ee" officeooo:paragraph-rsid="002a54ee"/>
    </style:style>
    <style:style style:name="P7" style:family="paragraph" style:parent-style-name="Text_20_body">
      <style:paragraph-properties style:writing-mode="lr-tb"/>
      <style:text-properties fo:language="ru" fo:country="RU" officeooo:rsid="003926e2" officeooo:paragraph-rsid="003926e2"/>
    </style:style>
    <style:style style:name="P8" style:family="paragraph" style:parent-style-name="Text_20_body">
      <style:paragraph-properties style:writing-mode="lr-tb"/>
      <style:text-properties fo:language="ru" fo:country="RU" officeooo:rsid="003b0759" officeooo:paragraph-rsid="003b0759"/>
    </style:style>
    <style:style style:name="P9" style:family="paragraph" style:parent-style-name="Text_20_body">
      <style:paragraph-properties style:writing-mode="lr-tb"/>
      <style:text-properties officeooo:paragraph-rsid="0017678e"/>
    </style:style>
    <style:style style:name="P10" style:family="paragraph" style:parent-style-name="Text_20_body">
      <style:paragraph-properties style:writing-mode="lr-tb"/>
      <style:text-properties officeooo:paragraph-rsid="002acfe5"/>
    </style:style>
    <style:style style:name="P11" style:family="paragraph" style:parent-style-name="Text_20_body">
      <style:paragraph-properties style:writing-mode="lr-tb"/>
      <style:text-properties officeooo:paragraph-rsid="00437754"/>
    </style:style>
    <style:style style:name="P12" style:family="paragraph" style:parent-style-name="Text_20_body">
      <style:paragraph-properties style:writing-mode="lr-tb"/>
      <style:text-properties officeooo:paragraph-rsid="0062f23c"/>
    </style:style>
    <style:style style:name="P13" style:family="paragraph" style:parent-style-name="Text_20_body">
      <style:text-properties officeooo:rsid="00230bd4" officeooo:paragraph-rsid="00230bd4"/>
    </style:style>
    <style:style style:name="P14" style:family="paragraph" style:parent-style-name="Text_20_body">
      <style:text-properties officeooo:paragraph-rsid="001cb886"/>
    </style:style>
    <style:style style:name="P15" style:family="paragraph" style:parent-style-name="Text_20_body">
      <style:text-properties officeooo:rsid="001ffa66" officeooo:paragraph-rsid="001ffa66"/>
    </style:style>
    <style:style style:name="P16" style:family="paragraph" style:parent-style-name="Text_20_body">
      <style:text-properties officeooo:paragraph-rsid="005cbf64"/>
    </style:style>
    <style:style style:name="P17" style:family="paragraph" style:parent-style-name="Text_20_body">
      <style:text-properties officeooo:rsid="00324c13" officeooo:paragraph-rsid="00324c13"/>
    </style:style>
    <style:style style:name="P18" style:family="paragraph" style:parent-style-name="Text_20_body">
      <style:paragraph-properties fo:margin-top="0in" fo:margin-bottom="0.0972in" loext:contextual-spacing="false" fo:line-height="115%" fo:text-align="justify" style:justify-single-word="false" style:writing-mode="lr-tb"/>
      <style:text-properties fo:language="ru" fo:country="RU" officeooo:paragraph-rsid="0017678e"/>
    </style:style>
    <style:style style:name="P19" style:family="paragraph" style:parent-style-name="Text_20_body">
      <style:paragraph-properties fo:margin-top="0.1665in" fo:margin-bottom="0.0835in" loext:contextual-spacing="false" fo:text-align="center" style:justify-single-word="false" style:writing-mode="lr-tb"/>
      <style:text-properties fo:language="ru" fo:country="RU" officeooo:rsid="002dd11b" officeooo:paragraph-rsid="002dd11b"/>
    </style:style>
    <style:style style:name="P20" style:family="paragraph" style:parent-style-name="Title" style:master-page-name="Standard">
      <style:paragraph-properties fo:margin-top="0.1665in" fo:margin-bottom="0.0835in" loext:contextual-spacing="false" style:page-number="auto" style:writing-mode="lr-tb"/>
      <style:text-properties officeooo:paragraph-rsid="0017678e"/>
    </style:style>
    <style:style style:name="P21" style:family="paragraph" style:parent-style-name="Heading_20_1">
      <style:text-properties officeooo:paragraph-rsid="0074de54"/>
    </style:style>
    <style:style style:name="P22" style:family="paragraph" style:parent-style-name="Heading_20_1">
      <style:paragraph-properties fo:text-align="start" style:justify-single-word="false" style:writing-mode="lr-tb"/>
      <style:text-properties fo:language="ru" fo:country="RU" officeooo:paragraph-rsid="0017678e"/>
    </style:style>
    <style:style style:name="P23" style:family="paragraph" style:parent-style-name="Heading_20_1">
      <style:paragraph-properties fo:text-align="start" style:justify-single-word="false" style:writing-mode="lr-tb"/>
      <style:text-properties fo:language="ru" fo:country="RU" fo:font-style="normal" officeooo:paragraph-rsid="0017678e" style:font-style-asian="normal" style:font-style-complex="normal"/>
    </style:style>
    <style:style style:name="P24" style:family="paragraph" style:parent-style-name="Heading_20_2">
      <style:paragraph-properties fo:text-align="start" style:justify-single-word="false" style:writing-mode="lr-tb"/>
      <style:text-properties fo:language="ru" fo:country="RU" officeooo:paragraph-rsid="0017678e"/>
    </style:style>
    <style:style style:name="P25" style:family="paragraph" style:parent-style-name="Text_20_body">
      <style:text-properties officeooo:rsid="006142f5" officeooo:paragraph-rsid="0074de54"/>
    </style:style>
    <style:style style:name="P26" style:family="paragraph" style:parent-style-name="Text_20_body">
      <style:text-properties style:font-name="Liberation Serif" fo:font-size="14pt" fo:font-weight="normal" officeooo:rsid="00768955" officeooo:paragraph-rsid="00768955" style:font-name-asian="Noto Sans CJK SC" style:font-size-asian="14pt" style:font-weight-asian="normal" style:font-name-complex="Noto Sans Hebrew" style:font-size-complex="14pt" style:font-weight-complex="normal"/>
    </style:style>
    <style:style style:name="P27" style:family="paragraph" style:parent-style-name="Text_20_body">
      <style:text-properties officeooo:paragraph-rsid="00768955"/>
    </style:style>
    <style:style style:name="P28" style:family="paragraph" style:parent-style-name="Text_20_body">
      <style:text-properties officeooo:rsid="007d2dda" officeooo:paragraph-rsid="007d2dda"/>
    </style:style>
    <style:style style:name="P29" style:family="paragraph" style:parent-style-name="Text_20_body">
      <style:text-properties officeooo:paragraph-rsid="007d2dda"/>
    </style:style>
    <style:style style:name="P30" style:family="paragraph" style:parent-style-name="Text_20_body" style:list-style-name="WW8Num2">
      <style:paragraph-properties style:writing-mode="lr-tb"/>
      <style:text-properties fo:language="ru" fo:country="RU" officeooo:paragraph-rsid="0017678e"/>
    </style:style>
    <style:style style:name="P31" style:family="paragraph" style:parent-style-name="Text_20_body" style:list-style-name="WW8Num2">
      <style:paragraph-properties style:writing-mode="lr-tb"/>
      <style:text-properties fo:language="ru" fo:country="RU" officeooo:paragraph-rsid="008dc3fd"/>
    </style:style>
    <style:style style:name="P32" style:family="paragraph" style:parent-style-name="Text_20_body" style:list-style-name="WW8Num3">
      <style:paragraph-properties style:writing-mode="lr-tb"/>
      <style:text-properties fo:language="ru" fo:country="RU" officeooo:paragraph-rsid="0017678e"/>
    </style:style>
    <style:style style:name="P33" style:family="paragraph" style:parent-style-name="Text_20_body" style:list-style-name="WW8Num3">
      <style:paragraph-properties style:writing-mode="lr-tb"/>
      <style:text-properties fo:language="ru" fo:country="RU" fo:font-style="normal" officeooo:paragraph-rsid="0017678e" style:font-style-asian="normal" style:font-style-complex="normal"/>
    </style:style>
    <style:style style:name="P34" style:family="paragraph" style:parent-style-name="Text_20_body" style:list-style-name="WW8Num4">
      <style:paragraph-properties style:writing-mode="lr-tb"/>
      <style:text-properties fo:language="ru" fo:country="RU" fo:font-style="normal" officeooo:paragraph-rsid="0017678e" style:font-style-asian="normal" style:font-style-complex="normal"/>
    </style:style>
    <style:style style:name="P35" style:family="paragraph" style:parent-style-name="Text_20_body" style:list-style-name="WW8Num5">
      <style:paragraph-properties style:writing-mode="lr-tb"/>
      <style:text-properties fo:language="ru" fo:country="RU" officeooo:paragraph-rsid="0017678e"/>
    </style:style>
    <style:style style:name="P36" style:family="paragraph" style:parent-style-name="Text_20_body" style:list-style-name="WW8Num6">
      <style:paragraph-properties style:writing-mode="lr-tb"/>
      <style:text-properties fo:language="ru" fo:country="RU" officeooo:paragraph-rsid="0017678e"/>
    </style:style>
    <style:style style:name="P37" style:family="paragraph" style:parent-style-name="Text_20_body" style:list-style-name="WW8Num2">
      <style:paragraph-properties style:writing-mode="lr-tb"/>
      <style:text-properties officeooo:paragraph-rsid="0017678e"/>
    </style:style>
    <style:style style:name="P38" style:family="paragraph" style:parent-style-name="Text_20_body" style:list-style-name="WW8Num4">
      <style:paragraph-properties style:writing-mode="lr-tb"/>
      <style:text-properties officeooo:paragraph-rsid="0017678e"/>
    </style:style>
    <style:style style:name="P39" style:family="paragraph" style:parent-style-name="Text_20_body" style:list-style-name="WW8Num5">
      <style:paragraph-properties style:writing-mode="lr-tb"/>
      <style:text-properties officeooo:paragraph-rsid="0017678e"/>
    </style:style>
    <style:style style:name="P40" style:family="paragraph" style:parent-style-name="Text_20_body" style:list-style-name="WW8Num2">
      <style:paragraph-properties style:writing-mode="lr-tb"/>
      <style:text-properties officeooo:rsid="008d9640" officeooo:paragraph-rsid="008d9640"/>
    </style:style>
    <style:style style:name="P41" style:family="paragraph" style:parent-style-name="Text_20_body" style:list-style-name="WW8Num2">
      <style:paragraph-properties style:writing-mode="lr-tb"/>
      <style:text-properties officeooo:rsid="008d9640" officeooo:paragraph-rsid="008dc3fd"/>
    </style:style>
    <style:style style:name="T1" style:family="text">
      <style:text-properties fo:font-variant="normal" fo:text-transform="none" style:use-window-font-color="true" style:font-name="Times New Roman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bold" officeooo:rsid="002acfe5" style:font-weight-asian="bold" style:font-weight-complex="bold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officeooo:rsid="002acfe5"/>
    </style:style>
    <style:style style:name="T7" style:family="text">
      <style:text-properties fo:language="ru" fo:country="RU" officeooo:rsid="002bdf14"/>
    </style:style>
    <style:style style:name="T8" style:family="text">
      <style:text-properties fo:language="ru" fo:country="RU" officeooo:rsid="00324c13"/>
    </style:style>
    <style:style style:name="T9" style:family="text">
      <style:text-properties fo:language="ru" fo:country="RU" officeooo:rsid="00356c3d"/>
    </style:style>
    <style:style style:name="T10" style:family="text">
      <style:text-properties fo:language="ru" fo:country="RU" officeooo:rsid="0041186c"/>
    </style:style>
    <style:style style:name="T11" style:family="text">
      <style:text-properties fo:language="ru" fo:country="RU" officeooo:rsid="00423aea"/>
    </style:style>
    <style:style style:name="T12" style:family="text">
      <style:text-properties fo:language="ru" fo:country="RU" officeooo:rsid="0044f47a"/>
    </style:style>
    <style:style style:name="T13" style:family="text">
      <style:text-properties fo:language="ru" fo:country="RU" officeooo:rsid="0045b634"/>
    </style:style>
    <style:style style:name="T14" style:family="text">
      <style:text-properties fo:language="ru" fo:country="RU" officeooo:rsid="0049d283"/>
    </style:style>
    <style:style style:name="T15" style:family="text">
      <style:text-properties fo:language="ru" fo:country="RU" officeooo:rsid="004a1998"/>
    </style:style>
    <style:style style:name="T16" style:family="text">
      <style:text-properties fo:language="ru" fo:country="RU" officeooo:rsid="004b63b2"/>
    </style:style>
    <style:style style:name="T17" style:family="text">
      <style:text-properties fo:language="ru" fo:country="RU" officeooo:rsid="004e9f56"/>
    </style:style>
    <style:style style:name="T18" style:family="text">
      <style:text-properties fo:language="ru" fo:country="RU" officeooo:rsid="00633b4c"/>
    </style:style>
    <style:style style:name="T19" style:family="text">
      <style:text-properties fo:language="ru" fo:country="RU" officeooo:rsid="0069ce31"/>
    </style:style>
    <style:style style:name="T20" style:family="text">
      <style:text-properties fo:language="ru" fo:country="RU" officeooo:rsid="000e2e5f"/>
    </style:style>
    <style:style style:name="T21" style:family="text">
      <style:text-properties fo:language="ru" fo:country="RU" officeooo:rsid="000f8a53"/>
    </style:style>
    <style:style style:name="T22" style:family="text">
      <style:text-properties fo:language="ru" fo:country="RU" officeooo:rsid="006f5a00"/>
    </style:style>
    <style:style style:name="T23" style:family="text">
      <style:text-properties fo:language="ru" fo:country="RU" officeooo:rsid="0059f359"/>
    </style:style>
    <style:style style:name="T24" style:family="text">
      <style:text-properties fo:language="ru" fo:country="RU" officeooo:rsid="0070df44"/>
    </style:style>
    <style:style style:name="T25" style:family="text">
      <style:text-properties fo:language="ru" fo:country="RU" officeooo:rsid="003b0759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style:use-window-font-color="true" fo:font-size="12pt" style:letter-kerning="true" style:font-name-asian="Noto Serif CJK SC1" style:font-size-asian="12pt" style:language-asian="zh" style:country-asian="CN" style:font-name-complex="Liberation Serif2" style:font-size-complex="12pt" style:language-complex="he" style:country-complex="IL"/>
    </style:style>
    <style:style style:name="T30" style:family="text">
      <style:text-properties officeooo:rsid="001ba688"/>
    </style:style>
    <style:style style:name="T31" style:family="text">
      <style:text-properties officeooo:rsid="001cb0e9"/>
    </style:style>
    <style:style style:name="T32" style:family="text">
      <style:text-properties officeooo:rsid="001f5998"/>
    </style:style>
    <style:style style:name="T33" style:family="text">
      <style:text-properties officeooo:rsid="001f6903"/>
    </style:style>
    <style:style style:name="T34" style:family="text">
      <style:text-properties officeooo:rsid="0020d182"/>
    </style:style>
    <style:style style:name="T35" style:family="text">
      <style:text-properties officeooo:rsid="00249d1a"/>
    </style:style>
    <style:style style:name="T36" style:family="text">
      <style:text-properties officeooo:rsid="0024e037"/>
    </style:style>
    <style:style style:name="T37" style:family="text">
      <style:text-properties officeooo:rsid="00252928"/>
    </style:style>
    <style:style style:name="T38" style:family="text">
      <style:text-properties officeooo:rsid="00271d53"/>
    </style:style>
    <style:style style:name="T39" style:family="text">
      <style:text-properties officeooo:rsid="002f2119"/>
    </style:style>
    <style:style style:name="T40" style:family="text">
      <style:text-properties officeooo:rsid="0033a10e"/>
    </style:style>
    <style:style style:name="T41" style:family="text">
      <style:text-properties fo:font-size="14pt" fo:language="ru" fo:country="RU" officeooo:rsid="00382c46"/>
    </style:style>
    <style:style style:name="T42" style:family="text">
      <style:text-properties fo:font-size="14pt" fo:language="ru" fo:country="RU" officeooo:rsid="004735df"/>
    </style:style>
    <style:style style:name="T43" style:family="text">
      <style:text-properties fo:font-size="14pt" fo:language="ru" fo:country="RU" officeooo:rsid="0048ac4d"/>
    </style:style>
    <style:style style:name="T44" style:family="text">
      <style:text-properties fo:font-size="14pt" fo:language="ru" fo:country="RU" officeooo:rsid="004e3cdb"/>
    </style:style>
    <style:style style:name="T45" style:family="text">
      <style:text-properties fo:font-size="14pt" fo:language="ru" fo:country="RU" officeooo:rsid="004e9f56"/>
    </style:style>
    <style:style style:name="T46" style:family="text">
      <style:text-properties fo:font-size="14pt" fo:language="ru" fo:country="RU" officeooo:rsid="0055c232"/>
    </style:style>
    <style:style style:name="T47" style:family="text">
      <style:text-properties fo:font-size="14pt" fo:language="ru" fo:country="RU" officeooo:rsid="006ef783"/>
    </style:style>
    <style:style style:name="T48" style:family="text">
      <style:text-properties fo:font-size="14pt" fo:language="ru" fo:country="RU" officeooo:rsid="006f5a00"/>
    </style:style>
    <style:style style:name="T49" style:family="text">
      <style:text-properties fo:font-size="14pt" officeooo:rsid="005a80ac"/>
    </style:style>
    <style:style style:name="T50" style:family="text">
      <style:text-properties fo:font-size="14pt" officeooo:rsid="005cbf64"/>
    </style:style>
    <style:style style:name="T51" style:family="text">
      <style:text-properties fo:font-size="14pt" officeooo:rsid="005f4bc6"/>
    </style:style>
    <style:style style:name="T52" style:family="text">
      <style:text-properties fo:font-size="14pt" fo:language="en" fo:country="US" officeooo:rsid="0062f23c"/>
    </style:style>
    <style:style style:name="T53" style:family="text">
      <style:text-properties fo:font-size="14pt" officeooo:rsid="007d2dda"/>
    </style:style>
    <style:style style:name="T54" style:family="text">
      <style:text-properties fo:font-size="14pt" officeooo:rsid="008a1954"/>
    </style:style>
    <style:style style:name="T55" style:family="text">
      <style:text-properties officeooo:rsid="003b5d62"/>
    </style:style>
    <style:style style:name="T56" style:family="text">
      <style:text-properties officeooo:rsid="003dd9e3"/>
    </style:style>
    <style:style style:name="T57" style:family="text">
      <style:text-properties officeooo:rsid="003e6c05"/>
    </style:style>
    <style:style style:name="T58" style:family="text">
      <style:text-properties officeooo:rsid="003fcd0a"/>
    </style:style>
    <style:style style:name="T59" style:family="text">
      <style:text-properties officeooo:rsid="00467613"/>
    </style:style>
    <style:style style:name="T60" style:family="text">
      <style:text-properties officeooo:rsid="00504ea0"/>
    </style:style>
    <style:style style:name="T61" style:family="text">
      <style:text-properties officeooo:rsid="0050f2b1"/>
    </style:style>
    <style:style style:name="T62" style:family="text">
      <style:text-properties officeooo:rsid="00513bea"/>
    </style:style>
    <style:style style:name="T63" style:family="text">
      <style:text-properties officeooo:rsid="00531838"/>
    </style:style>
    <style:style style:name="T64" style:family="text">
      <style:text-properties officeooo:rsid="00533969"/>
    </style:style>
    <style:style style:name="T65" style:family="text">
      <style:text-properties officeooo:rsid="0053d564"/>
    </style:style>
    <style:style style:name="T66" style:family="text">
      <style:text-properties officeooo:rsid="0055c7a8"/>
    </style:style>
    <style:style style:name="T67" style:family="text">
      <style:text-properties officeooo:rsid="0056f57a"/>
    </style:style>
    <style:style style:name="T68" style:family="text">
      <style:text-properties officeooo:rsid="005a0607"/>
    </style:style>
    <style:style style:name="T69" style:family="text">
      <style:text-properties officeooo:rsid="005a80ac"/>
    </style:style>
    <style:style style:name="T70" style:family="text">
      <style:text-properties officeooo:rsid="001cb886"/>
    </style:style>
    <style:style style:name="T71" style:family="text">
      <style:text-properties officeooo:rsid="005c4e90"/>
    </style:style>
    <style:style style:name="T72" style:family="text">
      <style:text-properties officeooo:rsid="005cbf64"/>
    </style:style>
    <style:style style:name="T73" style:family="text">
      <style:text-properties officeooo:rsid="006052be"/>
    </style:style>
    <style:style style:name="T74" style:family="text">
      <style:text-properties fo:language="en" fo:country="US" fo:font-weight="bold" officeooo:rsid="00423aea" style:font-weight-asian="bold" style:font-weight-complex="bold"/>
    </style:style>
    <style:style style:name="T75" style:family="text">
      <style:text-properties fo:language="en" fo:country="US" fo:font-weight="bold" officeooo:rsid="0062f23c" style:font-weight-asian="bold" style:font-weight-complex="bold"/>
    </style:style>
    <style:style style:name="T76" style:family="text">
      <style:text-properties fo:language="en" fo:country="US" officeooo:rsid="0062f23c"/>
    </style:style>
    <style:style style:name="T77" style:family="text">
      <style:text-properties fo:text-transform="uppercase" style:font-name="Liberation Sans" fo:font-size="28pt" fo:language="ru" fo:country="RU" fo:font-weight="bold" officeooo:rsid="0064ccf3" style:font-name-asian="Noto Sans CJK SC" style:font-size-asian="28pt" style:font-weight-asian="bold" style:font-name-complex="Noto Sans Hebrew" style:font-size-complex="28pt" style:font-weight-complex="bold"/>
    </style:style>
    <style:style style:name="T78" style:family="text">
      <style:text-properties officeooo:rsid="006ad1f7"/>
    </style:style>
    <style:style style:name="T79" style:family="text">
      <style:text-properties officeooo:rsid="006ba590"/>
    </style:style>
    <style:style style:name="T80" style:family="text">
      <style:text-properties officeooo:rsid="006bc21b"/>
    </style:style>
    <style:style style:name="T81" style:family="text">
      <style:text-properties officeooo:rsid="006bd82e"/>
    </style:style>
    <style:style style:name="T82" style:family="text">
      <style:text-properties officeooo:rsid="006dbe11"/>
    </style:style>
    <style:style style:name="T83" style:family="text">
      <style:text-properties style:font-name="Liberation Sans" fo:font-size="18pt" fo:font-weight="bold" officeooo:rsid="0074de54" style:font-name-asian="Noto Sans CJK SC" style:font-size-asian="18pt" style:font-weight-asian="bold" style:font-name-complex="Noto Sans Hebrew" style:font-size-complex="18pt" style:font-weight-complex="bold"/>
    </style:style>
    <style:style style:name="T84" style:family="text">
      <style:text-properties style:font-name="Liberation Serif" fo:font-size="14pt" fo:font-weight="normal" style:font-name-asian="Noto Sans CJK SC" style:font-size-asian="14pt" style:font-weight-asian="normal" style:font-name-complex="Noto Sans Hebrew" style:font-size-complex="14pt" style:font-weight-complex="normal"/>
    </style:style>
    <style:style style:name="T85" style:family="text">
      <style:text-properties style:font-name="Liberation Serif" fo:font-size="14pt" fo:font-weight="normal" officeooo:rsid="00768955" style:font-name-asian="Noto Sans CJK SC" style:font-size-asian="14pt" style:font-weight-asian="normal" style:font-name-complex="Noto Sans Hebrew" style:font-size-complex="14pt" style:font-weight-complex="normal"/>
    </style:style>
    <style:style style:name="T86" style:family="text">
      <style:text-properties style:font-name="Liberation Serif" fo:font-size="14pt" fo:font-weight="normal" officeooo:rsid="007764eb" style:font-name-asian="Noto Sans CJK SC" style:font-size-asian="14pt" style:font-weight-asian="normal" style:font-name-complex="Noto Sans Hebrew" style:font-size-complex="14pt" style:font-weight-complex="normal"/>
    </style:style>
    <style:style style:name="T87" style:family="text">
      <style:text-properties style:font-name="Liberation Serif" fo:font-size="14pt" fo:font-weight="normal" officeooo:rsid="00784ef5" style:font-name-asian="Noto Sans CJK SC" style:font-size-asian="14pt" style:font-weight-asian="normal" style:font-name-complex="Noto Sans Hebrew" style:font-size-complex="14pt" style:font-weight-complex="normal"/>
    </style:style>
    <style:style style:name="T88" style:family="text">
      <style:text-properties style:font-name="Liberation Serif" fo:font-size="14pt" fo:font-weight="normal" officeooo:rsid="007985a4" style:font-name-asian="Noto Sans CJK SC" style:font-size-asian="14pt" style:font-weight-asian="normal" style:font-name-complex="Noto Sans Hebrew" style:font-size-complex="14pt" style:font-weight-complex="normal"/>
    </style:style>
    <style:style style:name="T89" style:family="text">
      <style:text-properties style:font-name="Liberation Serif" fo:font-size="14pt" fo:font-weight="normal" officeooo:rsid="007afd4a" style:font-name-asian="Noto Sans CJK SC" style:font-size-asian="14pt" style:font-weight-asian="normal" style:font-name-complex="Noto Sans Hebrew" style:font-size-complex="14pt" style:font-weight-complex="normal"/>
    </style:style>
    <style:style style:name="T90" style:family="text">
      <style:text-properties style:font-name="Liberation Serif" fo:font-size="14pt" fo:font-weight="normal" officeooo:rsid="007b70b6" style:font-name-asian="Noto Sans CJK SC" style:font-size-asian="14pt" style:font-weight-asian="normal" style:font-name-complex="Noto Sans Hebrew" style:font-size-complex="14pt" style:font-weight-complex="normal"/>
    </style:style>
    <style:style style:name="T91" style:family="text">
      <style:text-properties style:font-name="Liberation Serif" fo:font-size="14pt" fo:font-weight="normal" officeooo:rsid="008888a7" style:font-name-asian="Noto Sans CJK SC" style:font-size-asian="14pt" style:font-weight-asian="normal" style:font-name-complex="Noto Sans Hebrew" style:font-size-complex="14pt" style:font-weight-complex="normal"/>
    </style:style>
    <style:style style:name="T92" style:family="text">
      <style:text-properties officeooo:rsid="007d2dda"/>
    </style:style>
    <style:style style:name="T93" style:family="text">
      <style:text-properties officeooo:rsid="007ec1d6"/>
    </style:style>
    <style:style style:name="T94" style:family="text">
      <style:text-properties officeooo:rsid="007fc9bf"/>
    </style:style>
    <style:style style:name="T95" style:family="text">
      <style:text-properties officeooo:rsid="0080e9f3"/>
    </style:style>
    <style:style style:name="T96" style:family="text">
      <style:text-properties officeooo:rsid="0082c722"/>
    </style:style>
    <style:style style:name="T97" style:family="text">
      <style:text-properties officeooo:rsid="0083c983"/>
    </style:style>
    <style:style style:name="T98" style:family="text">
      <style:text-properties officeooo:rsid="0086b220"/>
    </style:style>
    <style:style style:name="T99" style:family="text">
      <style:text-properties officeooo:rsid="008a195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">Сектант-</text:span><text:span text:style-name="T77">математик</text:span><text:span text:style-name="T2"> как экзистенциальная угроза России</text:span></text:p>
      <text:p text:style-name="P19">Виктор Львович Портон, Ашкелон, <text:span text:style-name="T57">Израил</text:span><text:span text:style-name="T58">ь</text:span>, <text:span text:style-name="T39">фрилансер </text:span><text:span text:style-name="T56">без ученой степени</text:span><text:span text:style-name="T39">, </text:span><text:a xlink:type="simple" xlink:href="mailto:porton@narod.ru" text:style-name="Internet_20_link" text:visited-style-name="Visited_20_Internet_20_Link"><text:span text:style-name="T39">porton@narod.ru</text:span></text:a></text:p>
      <text:p text:style-name="P11"><text:span text:style-name="T3">Аннотация.</text:span><text:span text:style-name="T2"> Автор рассматривает ситуацию фундаментального научного открытия сделанного «непризнанным сектантом» и возможность неприятия его формул российской (научной) общественностью, что, по мнению автора, может привести к «</text:span><text:span text:style-name="T41">отсутствующей детали</text:span><text:span text:style-name="T2">» в российской точной науке, и, как следствие к катастрофическому отставанию российской науки, образования, и <text:s/>как следствие технологий, производительности труда, экономики и уровня жизни. Проводится аналогия с открытием теории относительности проживавшим в фашистской Германии Эйнштейном. </text:span><text:span text:style-name="T9">Таковая ситуация действительно имеет место быть с самим автором, </text:span><text:span text:style-name="T10">что по мнению автора представляет реальную и экзистенциальную угрозу для России</text:span><text:span text:style-name="T9">. </text:span><text:span text:style-name="T11">Приводятся возможные меры для лечения этой «аллергии».</text:span></text:p>
      <text:p text:style-name="P12"><text:span text:style-name="T74">A</text:span><text:span text:style-name="T75">bstract.</text:span><text:span text:style-name="T76"> The author considers the situation of a fundamental scientific discovery made by an “unaccepted” cultist and the variant of “rejection” of his or her formulas by the Russian (scientific) society, what accordingly author’s opinion may cause a “missing component” in the Russian exact sciences and as a result to a disastrous retard of Russian science and education and as a consequence of technologies, labor productivity, economy and well being. An analogy is drawn with the discovery of the theory of relativity by Einstein who lived in Nazi Germany. Such a situation really takes place with the author himself, which, according to the author, poses a real and existential threat to Russia. Possible measures for treating this "allergy" are </text:span><text:span text:style-name="T52">considered</text:span><text:span text:style-name="T76">.</text:span></text:p>
      <text:p text:style-name="P10"><text:span text:style-name="T4">Ключевые слова.</text:span><text:span text:style-name="T6"> Религия в России, секта, сектант, российская наука, российское образование, </text:span><text:span text:style-name="T7">экзистенциальная угроза, </text:span><text:span text:style-name="T8">межрелигиозная </text:span><text:span text:style-name="T7">ненависть, </text:span><text:span text:style-name="T12">религиозная </text:span><text:span text:style-name="T7">дискриминация, </text:span><text:span text:style-name="T13">русский </text:span><text:span text:style-name="T7">фашизм, </text:span><text:span text:style-name="T18">наука и религия, религия и наука, </text:span><text:span text:style-name="T19">общественное мнение, пропаганда</text:span><text:span text:style-name="T7">.</text:span></text:p>
      <text:h text:style-name="P22" text:outline-level="1"><text:soft-page-break/>Введение</text:h>
      <text:p text:style-name="P4">Рассмотрим ситуацию: общество некоторой части мира (например, страны) категорически не приемлет взгляды, позиции и репутацию одного из своих членов. Этот человек сделал фундаментальное научное открытие. Может ли это привести к тому, что общество сознательно или бессознательно откажется от его идей, либо будет «понуждаемо» отказаться стыдом, <text:span text:style-name="T59">презрением</text:span>, моральными различиями, ненавистью, а как следствие потеряет один из фундаментальных элементов науки? Может ли потеря небольшой части точных наук привести к катастрофическому отставанию?</text:p>
      <text:p text:style-name="P9"><text:span text:style-name="T2">Такая ситуация уже прои</text:span><text:span text:style-name="T42">схо</text:span><text:span text:style-name="T43">д</text:span><text:span text:style-name="T42">ила</text:span><text:span text:style-name="T2"> в прошлом с Альбертом Эйнштейном, который открыл специальную </text:span><text:span text:style-name="T15">(</text:span><text:span text:style-name="T2">а в дальнейше</text:span><text:span text:style-name="T14">м</text:span><text:span text:style-name="T2"> и общую</text:span><text:span text:style-name="T15">)</text:span><text:span text:style-name="T2"> теорию относительности в фашистской Германии, которая неприемлела Эйнштейна из-за его еврейской национальности. Возможно, это стало одним из ключевых факторов поражения Германии во Второй Мировой Войне, так как «</text:span><text:span text:style-name="T16">отсутствие</text:span><text:span text:style-name="T2">» специальной теории относительности делает невозможным разработку ядерного оружия.</text:span></text:p>
      <text:p text:style-name="P4">Я утверждаю, что похожая ситуация повторилась в постсоветской России.</text:p>
      <text:h text:style-name="P22" text:outline-level="1">Реальная ситуация вкратце</text:h>
      <text:p text:style-name="P4">Я, Портон Виктор Львович, — уроженец г. Перми, на данный момент гражданин Российской Федерации и Израиля.</text:p>
      <text:p text:style-name="P9"><text:span text:style-name="T2">Во время обучения на первом курсе Пермского Государственного Университета я открыл свою первую новую фундаментальную математическую формулу (точнее новую аксиому или определение</text:span><text:span text:style-name="Footnote_20_anchor"><text:span text:style-name="T2"><text:note text:id="ftn1" text:note-class="footnote"><text:note-citation>1</text:note-citation><text:note-body><text:p text:style-name="P2">Не буду разбирать разницу между аксиомой и определение, так как это: а. не соответствует тематике журнала; б. не является важным для темы статьи.</text:p></text:note-body></text:note></text:span></text:span><text:span text:style-name="T2">), которую сейчас называю определением функоида. В дальнейшем на основе этой формулы я разработал несколько сотен страниц фундаментальной математической теории, которую назвал «алгебраическ</text:span><text:span text:style-name="T44">ой</text:span><text:span text:style-name="T2"> общ</text:span><text:span text:style-name="T44">ей</text:span><text:span text:style-name="T2"> топологи</text:span><text:span text:style-name="T44">ей</text:span><text:span text:style-name="T2">» </text:span><text:span text:style-name="T2"><text:bibliography-mark text:identifier="agt" text:bibliography-type="book" text:author="Victor Porton" text:pages="395" text:publisher="ИНФРА-М" text:title="Algebraic General Topology" text:year="2019" text:url="https://mathematics21.org/algebraic-general-topology-and-math-synthesis/" text:isbn="978-5-16-108176-1">[1]</text:bibliography-mark></text:span><text:span text:style-name="T2">. Кроме того, я разработал также другую (непосредственно не связанную с топологией) фундаментальную теорию, которую назвал «аксиоматическая теория формул» </text:span><text:span text:style-name="T2"><text:bibliography-mark text:identifier="formulas" text:bibliography-type="book" text:author="Victor Porton" text:publisher="самиздат" text:title="Axiomatic Theory of Formulas" text:year="2020" text:url="https://mathematics21.org/axiomatic-theory-of-formulas-algebraic-theory-of-formulas/">[2]</text:bibliography-mark></text:span><text:span text:style-name="T2">. [Примечания редактору: возможно, следует отложить публикацию этой статьи до публикации моих более новых результатов, чтобы было больше релевантных библиографических ссылок.]</text:span></text:p>
      <text:p text:style-name="P4">В возрасте 15 лет я окончательно обратился в протестантскую веру (на тот момент в ее баптистском варианте). Вскоре после обращения я пришел к выводу, что я должен называть себя сектантом и религиозным фанатиком. Это привело к крупным проблемам: голоду и избиениям.</text:p>
      <text:p text:style-name="P4"><text:soft-page-break/>На данный момент я проживаю в Израиле.</text:p>
      <text:h text:style-name="P22" text:outline-level="1">Фундаментальность и важность открытий</text:h>
      <text:p text:style-name="P4">Перечислю мои основные фундаментальные математические открытия:</text:p>
      <text:list xml:id="list1178425850" text:style-name="WW8Num2">
        <text:list-item>
          <text:p text:style-name="P30">определение (и свойства) функоида</text:p>
        </text:list-item>
        <text:list-item>
          <text:p text:style-name="P30">определение и свойства т. н. фильтраторов</text:p>
        </text:list-item>
        <text:list-item>
          <text:p text:style-name="P30">определение таких вещей как действие частично упорядоченной полугруппы, действие частично упорядоченной прекатегории, «пространство» и «интерпространство» как элемент таковых полугрупп и прекатегорий («пространство вообще» в рамках общей топологии)</text:p>
        </text:list-item>
        <text:list-item>
          <text:p text:style-name="P37"><text:span text:style-name="T2">определение и свойства обобщения предела, </text:span><text:span text:style-name="T17">определенно</text:span><text:span text:style-name="T45">е</text:span><text:span text:style-name="T2"> для произвольной функции во всех точках</text:span></text:p>
        </text:list-item>
        <text:list-item>
          <text:p text:style-name="P40"><text:span text:style-name="T2">определение о основные свойства «бесточеченых функоидов» - обобщения функоидов</text:span></text:p>
        </text:list-item>
        <text:list-item>
          <text:p text:style-name="P41"><text:span text:style-name="T2">определение о основные свойства «многомерных» обобщений функоидов и бесточеченых функоидов</text:span></text:p>
        </text:list-item>
        <text:list-item>
          <text:p text:style-name="P31">аксиоматическое описание «бесконечных формул»</text:p>
        </text:list-item>
      </text:list>
      <text:p text:style-name="P4">Я сделал также ряд других (менее важных) математических открытый, связанных с вышеперечисленными.</text:p>
      <text:p text:style-name="P4">Особенностью вышеперечисленных открытий является их необычайная фундаментальность для <text:span text:style-name="T78">математических</text:span> открытий сделанных в конце 20-ого и 21 веке. А именно:</text:p>
      <text:list xml:id="list2455542516" text:style-name="WW8Num3">
        <text:list-item>
          <text:p text:style-name="P32">В одном из <text:span text:style-name="T79">эквивалентных </text:span>определений (ложный на пустых аргументах предикат двух переменных δ на множествах соответствующий аксиомам <text:span text:style-name="T26">A</text:span>∪<text:span text:style-name="T26">B</text:span> δ <text:span text:style-name="T26">C</text:span> ⇔ <text:span text:style-name="T26">A</text:span> δ <text:span text:style-name="T26">C</text:span>∨<text:span text:style-name="T26">B</text:span> δ <text:span text:style-name="T26">C</text:span> и <text:span text:style-name="T26">C</text:span> δ <text:span text:style-name="T26">A∪B</text:span> ⇔ <text:span text:style-name="T26">C</text:span> δ <text:span text:style-name="T26">A</text:span>∨<text:span text:style-name="T26">C</text:span> δ <text:span text:style-name="T26">B</text:span>) описание функоида сравнимо просто с определением группы, если не проще его. Напоминаю, что понятие группы является одним из наиболее фундаментальных и важных понятий современной математики. Функоид обобщает и содержит одновременно (пре)топологические пространства, (квази)близостные пространства, а также (направленные) графы.</text:p>
        </text:list-item>
        <text:list-item>
          <text:p text:style-name="P32">Фильтратор определяется еще проще: фильтратор — это пара из частично упорядоченного множества и его подмножества (с индуцированным порядком).</text:p>
        </text:list-item>
        <text:list-item>
          <text:p text:style-name="P32"><text:soft-page-break/>Как ни удивительно, действия частично упорядоченных полугрупп и прекатегорий были не исследованы (такое понятие совсем не встречалось в интернете) до меня. Мое «пространство вообще» обобщает и содержит, как минимум, <text:span text:style-name="T26">все</text:span><text:span text:style-name="T27"> виды пространств общей топологии: функоиды ((пре)топологические пространства, (квази)близостные пространства, а также (направленные) графы), (квази)равномерные пространства, (квази)метрические пространства, локали и фреймы.</text:span></text:p>
        </text:list-item>
        <text:list-item>
          <text:p text:style-name="P33">Обобщение предела для произвольной функции делает очевидным определения производной и интеграла произвольной функции, суммы произвольного ряда, что делает возможным новый раздел функционального анализа, изучающий доселе неизвестные свойства недифференциируемых и разрывных функций.</text:p>
        </text:list-item>
        <text:list-item>
          <text:p text:style-name="P33">Аксиоматическое описание формул также не уступает в простоте определению группы.</text:p>
        </text:list-item>
      </text:list>
      <text:p text:style-name="P5">Важность открытий:</text:p>
      <text:list xml:id="list1900319428" text:style-name="WW8Num4">
        <text:list-item>
          <text:p text:style-name="P34">Очевидно, что фундаментальные математические открытия являются важными.</text:p>
        </text:list-item>
        <text:list-item>
          <text:p text:style-name="P38"><text:span text:style-name="T5">Алгебраическая общая топология — прорыв (и выход за их пределы) в исследованиях в области общей топологии (которые многими учеными считались в основном завершенными и их продолжение малоперспективным). Общая топология — основа алгебраической и дифференциальной топологии, математического и функционального анализа, то есть «доброй» половины современной математики, а также физики, инженерии, по видимому также экономики и, возможно</text:span><text:span text:style-name="Footnote_20_anchor"><text:span text:style-name="T5"><text:note text:id="ftn2" text:note-class="footnote"><text:note-citation>2</text:note-citation><text:note-body><text:p text:style-name="P2">Автор не обладает достаточной экспертизой в об<text:span text:style-name="T28">л</text:span>асти статистики.</text:p></text:note-body></text:note></text:span></text:span><text:span text:style-name="T5">, статистики.</text:span></text:p>
        </text:list-item>
        <text:list-item>
          <text:p text:style-name="P34">Обобщение предела открывает грандиозные возможности в математическом и функциональном анализе, а значит физике, инженерии, экономике и т. д. Не исключено (и по мнению автора весьма вероятно), что будущая физика будет целиком основываться на введенном автором понятии обобщенного предела. Можно предположить, что открытие разрывного анализа <text:span text:style-name="T80">автором </text:span>так же важно, как открытие (непрерывного и <text:span text:style-name="T60">дифференцируемого</text:span>) математического анализа Исааком Ньютоном.</text:p>
        </text:list-item>
        <text:list-item>
          <text:p text:style-name="P34">Аксиоматическое описание формул, возможно (это вопрос еще не исследован) делает возможным описание целой электронной схемы как одной единой формулы, а значит, возможно, позволит открыть новые методы проектирования микросхем, их оптимизации и расширения возможно<text:soft-page-break/>стей. Не исключено (и по мнению автора весьма вероятно), что будущая электроника будет целиком основываться на авторской теории формул. <text:span text:style-name="T61">Это же может быть применимо к другим областям информатики.</text:span></text:p>
        </text:list-item>
      </text:list>
      <text:h text:style-name="P23" text:outline-level="1">К чему может привести отсутствие формул</text:h>
      <text:p text:style-name="P4"><text:span text:style-name="T27">Известен факт </text:span><text:span text:style-name="T27"><text:bibliography-mark text:identifier="foundation" text:bibliography-type="www" text:author="авторы Википедии" text:title="Основания математики" text:year="13 октября 2020 05:10 UTC" text:url="https://ru.wikipedia.org/?curid=2509222&amp;oldid=109846469">[3]</text:bibliography-mark></text:span><text:span text:style-name="T27">, что математика в некотором смысле подобна зданию, состоящему из более фундаментальных частей и «надстроек», которые не могут быть построенными без фундамента. При этом некоторые части взаимно поддерживают друг друга. Но в целом разделение на более фундаментальные и менее фундаментальные части математики явно имеет смысл (хотя, по-видимому, еще плохо исследовано и определено).</text:span></text:p>
      <text:p text:style-name="P5">Как бы там ни было, мои математические исследования явно относятся к «фундаменту». Отсутствие части фундамента крайне затрудняет дальнейшее «строительство», делает его бесперспективным, фактически невозможным в некотором будущем.</text:p>
      <text:p text:style-name="P5">Приведу аналогию: Как известно, в современном телевизоре несколько миллиардов транзисторов, неисправность даже одного из них может привести к полному отсутствию функциональности телевизора.</text:p>
      <text:p text:style-name="P5">Другая аналогия: одно «неправильное» основание в ДНК может привести к уродству или смерти биологического организма.</text:p>
      <text:p text:style-name="P5">На основании современных представлений о здании математики, а также вышеприведенных аналогий, представляется научно обоснованным считать, что отсутствие по какой-то причине даже одной фундаментальной формулы в культуре государства может привести к его катастрофическому отставанию в развитии (экономической зависимости, рабству, военному поражению, исчезновению) в будущем. Говоря о будущем, естественно ожидать, что это может произойти в течение нескольких десятков лет (напоминаю, что скорость развития технологий и науки имеет тенденцию к экспоненциальному ускорению!)</text:p>
      <text:h text:style-name="P22" text:outline-level="1">«Сектант»</text:h>
      <text:h text:style-name="P24" text:outline-level="2">Понятие секты</text:h>
      <text:p text:style-name="P4">Понятие секты не является научным термином и используется в основном пропагандистами в целях оскорбительно высказаться о ком-то.</text:p>
      <text:p text:style-name="P4"><text:soft-page-break/>В России, однако, даже так называемые религиоведы активно ведут антисектантскую пропаганду <text:bibliography-mark text:identifier="kz" text:bibliography-type="article" text:author="Дворкин А. Л." text:title="Религиовед: В Калининграде действует 30 крупных и сотня мелких сект" text:year="1 марта 2014">[4]</text:bibliography-mark>, что по мнению автора является ни чем иным, как финансируемой государством лженаукой.</text:p>
      <text:p text:style-name="P4">Впрочем, некоторые дают этому понятию более-менее научное определение «секта — это закрытая религиозная группа, противопоставляющая себя основной культурообразующей религиозной общине (или основным общинам) страны или региона» <text:bibliography-mark text:identifier="defdvork" text:bibliography-type="book" text:address="Москва" text:author="Дворкин А. Л." text:pages="816" text:publisher="Христианская библиотека" text:title="Сектоведение. Тоталитарные секты. Опыт систематического исследования." text:year="2007" text:isbn="5-88213-050-6">[5]</text:bibliography-mark>. Это определение не соответствует общепринятому («религиозной, политической, философской или иной группы, иногда отделившейся от основного направления и противостоящей ему, или указания на организованную традицию, имеющую своего основателя и особое учение» <text:bibliography-mark text:identifier="sect" text:bibliography-type="www" text:author="авторы Википедии" text:publisher="Википедия, свободная энциклопедия" text:title="Секта" text:year="11 сентября 2020 05:09 UTC" text:url="https://ru.wikipedia.org/?curid=12654&amp;oldid=109213549">[6]</text:bibliography-mark>), но <text:span text:style-name="T62">более точно </text:span>отражает использование этого слова в народе и «антисектантскими» пропагандистами.</text:p>
      <text:h text:style-name="P24" text:outline-level="2">«Исповедание» автора</text:h>
      <text:p text:style-name="P18"><text:span text:style-name="T1">Я — протестант. Сначала я стал баптистом, потом перешел в Церковь Христиан Веры Евангельской. Сейчас я исповедую новую религию </text:span><text:span text:style-name="T1"><text:bibliography-mark text:identifier="endofgospel" text:bibliography-type="book" text:author="Victor Porton" text:title="End of Gospel">[7]</text:bibliography-mark></text:span><text:span text:style-name="T1">, возникшую как реакция на религиозную дискриминацию.</text:span></text:p>
      <text:p text:style-name="P4">Я считал, что должен открыто заявлять о своей вере: (Лук. 9:6) «Ибо кто постыдится Меня и Моих слов, того Сын Человеческий постыдится, когда приидет во славе Своей и Отца и святых Ангелов» и (Мар. 8:38) «Ибо кто постыдится Меня и Моих слов в роде сем прелюбодейном и грешном, того постыдится и Сын Человеческий, когда приидет в славе Отца Своего со святыми Ангелами».</text:p>
      <text:p text:style-name="P4">Более того, я «сокращал» свое исповедание: «Я — сектант», «Я — религиозный фанатик». Я считал слово «сектант» как одно из христовых слов, потому что Евангелие, 2Кор. 6:17 содержит слово «отделитесь», <text:span text:style-name="T63">греческий </text:span>корень которого имеет тот же смысл, что корень слова «сектант». Я считал слово «фанатик» одним из христовых слов, потому, что Библия говорит (Отк. 3:19) «будьте ревностны», а «ревновать» и «фанатик» — слова с корнем близкого значения. Поскольку Иисус требовал исповедовать его слова «в роде сем прелюбодейном и грешном», я считал нужным применять слово «секта», а не непонятное большинству «прелюбодейного и грешного рода» слов<text:span text:style-name="T64">о</text:span> «протестант».</text:p>
      <text:p text:style-name="P4">Предлагаю провести научный эксперимент <text:span text:style-name="T65">(может быть опасно для жизни и здоровья </text:span><text:span text:style-name="T81">экспериментатора</text:span><text:span text:style-name="T65">!)</text:span>: написать на фуражке или футболке слово «сектант» и попытаться зайти в какое-то учреждение или иное помещение с людьми. Гипотеза, что вам это не удастся.</text:p>
      <text:p text:style-name="P9"><text:soft-page-break/><text:span text:style-name="T2">По утверждению автора, в наказание за «сектантство» мать перестала его кормить, ударила несколько раз (с </text:span><text:span text:style-name="T46">промежутками</text:span><text:span text:style-name="T2"> в несколько дней или недель) сковородкой по голове, после чего выгнала из дома (мать этого не помнит, мы считаем друг друга людьми с заболеванием памяти). Утверждая, что он — сектант и религиозный фанатик и называя людей «грешниками» автор не мог получить никакой помощи и продолжал умирать с голоду. Автор ел траву на улице (кстати, моя первая новая формула, определение функоида, была открыта именно после такой «трапезы»</text:span><text:span text:style-name="Footnote_20_anchor"><text:span text:style-name="T2"><text:note text:id="ftn3" text:note-class="footnote"><text:note-citation>3</text:note-citation><text:note-body><text:p text:style-name="P2">Не следует считать, что открыть функоиды мне помогло возможное наркотическое воздействие травы: мне оставалось сделать только последний шаг к открытию, так как я размышлял на эту тему в течение нескольких месяцев до этого.</text:p></text:note-body></text:note></text:span></text:span><text:span text:style-name="T2">). Потом мать по неизвестной причине (возможно, ее мозг был перегружен чрезмерной злостью и она потеряла память или она испугалась уголовной ответственности) разрешила мне вернуться в квартиру и предоставила мне достаточное для выживания количество пищи.</text:span></text:p>
      <text:p text:style-name="P4">В целом, за время обучения в старших классах и университете автор несколько раз был на грани смерти с голоду и испытывал прочие лишения (например, иногда отсутствие бумаги).</text:p>
      <text:p text:style-name="P6">Обучение в университете пришлось прекратить, главным образом для того, чтобы быть признанным инвалидом по психике и не умереть с голоду из-за невозможности найти работу.</text:p>
      <text:p text:style-name="P4">Если кратко, я по инициативе Иисуса заблокировал свое чувство стыда, защ<text:span text:style-name="T29">и</text:span>щающее человека от дискриминации и вероятной смерти с голоду по причине дискриминации.</text:p>
      <text:h text:style-name="P22" text:outline-level="1">Особенности религии автора</text:h>
      <text:p text:style-name="P4">Некоторые публичные утверждения автора:</text:p>
      <text:list xml:id="list878755085" text:style-name="WW8Num5">
        <text:list-item>
          <text:p text:style-name="P35">8 августа 1995 г. я был <text:span text:style-name="T66">мгновенно</text:span> исцелен Христом от тяжелого бреда, галлюцинаций и приступов гнева, потери способности читать и считать.</text:p>
        </text:list-item>
        <text:list-item>
          <text:p text:style-name="P35">Чтобы спасти свои формулы и покарать «фашистов» (см. ниже) я стал молится и загадывать желания о термоядерной войне с целью уничтожения России. В ходе «войны» была для дестабилизации ситуации в мире для создания возможности для атаки на Россию я сказал «Разрушить два небоскреба (в США) самолетами), что и произошло в дальнейшем.</text:p>
        </text:list-item>
        <text:list-item>
          <text:p text:style-name="P39"><text:span text:style-name="T2">За то, что люди (и религиозные организации) не приняли мое утверждение, что Ветхий Завет следует начать читать без огласовок</text:span><text:span text:style-name="Footnote_20_anchor"><text:span text:style-name="T2"><text:note text:id="ftn4" text:note-class="footnote"><text:note-citation>4</text:note-citation><text:note-body><text:p text:style-name="P2">Особой формы гласных букв в таких языках как иврит.</text:p></text:note-body></text:note></text:span></text:span><text:span text:style-name="T2">, а «наказали» </text:span><text:soft-page-break/><text:span text:style-name="T2">меня голодом и прочими лишениями, сказал «пусть будет короновирус» и прочие (более страшные) проклятия.</text:span></text:p>
        </text:list-item>
        <text:list-item>
          <text:p text:style-name="P35">Занимался астральным сексом со святой Марией с целью оскорбить Россию («<text:span text:style-name="T98">е</text:span>бал Его мать») <text:span text:style-name="T67">по указанию Бога</text:span>.</text:p>
        </text:list-item>
        <text:list-item>
          <text:p text:style-name="P35">(Ошибочно) предсказал уничтожение г. Перми ядерным оружием в наказание за то, что любовь с Марией была не признана. При этом ходил по городу и кричал «Русские звери, Христос решил вам убить, скоро ядерная война!»</text:p>
        </text:list-item>
        <text:list-item>
          <text:p text:style-name="P35">Считаю всех людей уродами, пораженными вирусом, <text:span text:style-name="T82">действующим на мозг</text:span>.</text:p>
        </text:list-item>
        <text:list-item>
          <text:p text:style-name="P39"><text:span text:style-name="T2">Утверждаю, что на период около месяца или двух был временно исцелен от вируса и превратился в супергероя (с мозгом-компьютером, превосходящим вс</text:span><text:span text:style-name="T47">ё</text:span><text:span text:style-name="T2"> остальное человечество, гигантской силой и скоростью, а также прочими суперспособностями).</text:span></text:p>
        </text:list-item>
      </text:list>
      <text:p text:style-name="P9"><text:span text:style-name="T20">Таким образом, ясно, что мой конфликт российским социумом в некотором смысле достиг крайней формы. </text:span><text:span text:style-name="T21">По моему, мнению, даже, «формула Усамы бин Ладена» (если бы таковая существовала) была бы меньшей угрозой России, чем я, потому что Усама бин Ладен относился к «традиционной» религии (исламу), а значит менее «страшен» для россиян, чем я, </text:span><text:span text:style-name="T22">представитель «нетрадиционной“ религии («секты»)</text:span><text:span text:style-name="T21">. </text:span><text:span text:style-name="T48">Просто Усаму бин Ладена </text:span><text:span text:style-name="T23">презирают меньше, </text:span><text:span text:style-name="T22">чем меня, </text:span><text:span text:style-name="T24">а именно презрение представляет опасность</text:span><text:span text:style-name="T23">.</text:span></text:p>
      <text:p text:style-name="P7">Это тот случай, когда угроза применения ядерного оружия (в не зависимости от ее реальности) может быть настолько же опасной для экономики государства, как его реальное применение.</text:p>
      <text:h text:style-name="P22" text:outline-level="1">Аналогия с фашисткой Германией</text:h>
      <text:p text:style-name="P4">Очевидна аналогия с фашистской Германий. Сходства и различия:</text:p>
      <text:list xml:id="list758793725" text:style-name="WW8Num6">
        <text:list-item>
          <text:p text:style-name="P36">Важные фундаментальные научные открытия.</text:p>
        </text:list-item>
        <text:list-item>
          <text:p text:style-name="P36">Автор относится к ненавидимой народом социальной группе.</text:p>
        </text:list-item>
        <text:list-item>
          <text:p text:style-name="P36">Эйнштейн преследовался по национальному, я — по религиозному принципу.</text:p>
        </text:list-item>
        <text:list-item>
          <text:p text:style-name="P36">Преследования евреев в фашистской Германии отражались в официальных документах, преследования «сектантов» (в первую очередь, протестантов) в России официально не признаны.</text:p>
        </text:list-item>
        <text:list-item>
          <text:p text:style-name="P36"><text:soft-page-break/>Открытия Эйнштейна относятся к физике, мои — к абстрактной математике.</text:p>
        </text:list-item>
        <text:list-item>
          <text:p text:style-name="P36">Эйнштейн открыл СТО, когда открытие «созрело», я открыл функоиды на примерно 60 лет позднее, чем это возможно было сделать.</text:p>
        </text:list-item>
        <text:list-item>
          <text:p text:style-name="P36">Если бы Эйнштейн не смог вовремя уехать и попал в концлагерь, он, вероятно, пострадал бы меньше меня, потому что в концлагерях не били сковородками по голове, а только не кормили.</text:p>
        </text:list-item>
      </text:list>
      <text:p text:style-name="P4">Открытый вопрос: Сколько протестантов умерли с голоду в постсоветской России по причине религиозной дискриминации? <text:span text:style-name="T55">Известен факт, что «уличенного» в сектантстве обычно увольняют с работы, а люди без работы часто умирают с голоду.</text:span></text:p>
      <text:p text:style-name="P4">Как я уже писал, стоит для (опасного для жизни и здоровья экспериментатора!) эксперимента кому-то написать на футболке или фуражке слово «сектант» и попробовать зайти в какое-то учреждение. Если это не удастся, эксперимент подтвердит мой личный опыт аналогии «Собакам и сектантам вход запрещен» с фашистской Германией.</text:p>
      <text:p text:style-name="P8">В фашисткой Германии «проблема» с Эйнштейном была «решена» провозглашением того, что СТО была открыта «арийскими» учеными. В современной России такая мера невозможна в связи с распространенностью интернета, в т. ч. блокчейн, в которой зафиксировано, что открывателем этих теорий являюсь именно я.</text:p>
      <text:h text:style-name="P22" text:outline-level="1">Попытка психоанализа</text:h>
      <text:p text:style-name="P4">Признаюсь, что не являюсь образованным психологом или психоаналитиком, но по причине отсутствия других исследований на эту тему изложу свое мнение о том, может ли Россия оказаться лишенной моих формул.</text:p>
      <text:p text:style-name="P4">Следует различать совесть и стыд <text:bibliography-mark text:identifier="styd" text:bibliography-type="www" text:author="nasch-mir.ru" text:title="Чем являются совесть и стыд для человека?" text:url="https://nasch-mir.ru/sovest-i-styid/">[8]</text:bibliography-mark>:</text:p>
      <text:p text:style-name="Quotations">Разница между стыдом и виной заключается в том, что вина возникает тогда, когда человек раскаялся за содеянное. То есть ему стало неприятно, что он совершил этот поступок. Это внутренне состояние. В этот момент человек обычно опускает голову, уходит внутрь себя и начинает переживать эмоции. Стыд возникает только при наличии свидетелей. Это чувство страха быть отвергнутым, непринятым обществом. Стыд может появиться, когда мы отличаемся от других.</text:p>
      <text:p text:style-name="P3"><text:soft-page-break/>Стыд россиян перед сектантами определенно не является совестью, <text:span text:style-name="T31">это ближе к стыду; </text:span><text:span text:style-name="T33">возможно, более точным словом является «</text:span><text:span text:style-name="T68">презрение</text:span><text:span text:style-name="T33">»</text:span>. Судя по моему опыту, больш<text:span text:style-name="T30">инство россиян </text:span><text:span text:style-name="T33">презирают</text:span><text:span text:style-name="T30"> сектантов именно за то, что мы не пьем, не спим с чужими женами и т. п. За это нас и презирают. </text:span><text:span text:style-name="T31">Это может быть сублимированной совестью, а именно перенесением своих мук совести на стыд другого объекта (сектанта), чтобы избавиться от мук совести.</text:span></text:p>
      <text:p text:style-name="P14"><text:span text:style-name="T70">Стыд и презрени</text:span><text:span text:style-name="T32">е</text:span><text:span text:style-name="T70"> являются зачастую сильными чувствами: судя по моему опыту, </text:span><text:span text:style-name="T69">степень </text:span><text:span text:style-name="T70">презрени</text:span><text:span text:style-name="T69">я</text:span><text:span text:style-name="T70"> к сектантам, </text:span><text:span text:style-name="T49">видимо,</text:span><text:span text:style-name="T69"> </text:span><text:span text:style-name="T70">доходит до числового переполнения в мозгу: люди начинают кричать (в том числе, оскорбления), драться, вообще, реагировать неадекватно, когда приходят к выводу, что взаимодействуют с «сектантом».</text:span></text:p>
      <text:p text:style-name="P15">По моему мнению, эти сильные чувства <text:span text:style-name="T34">и предполагаемое мною числовое переполнение в мозгу, вызванное этими чувствами, </text:span>представляют угрозу для России как державы. <text:span text:style-name="T34">Желание избавится от всего связанного с объектом ненависти и презрения «сектой» может перевесит рациональные мотивы и привести к замалчиванию моих формул в России </text:span><text:span text:style-name="T71">отдельными органами распространения информации</text:span><text:span text:style-name="T34">, а значит катастрофическому отставанию России.</text:span></text:p>
      <text:p text:style-name="P13">Таким образом, в данном случае стыд стал серьезной патологией российского общества. <text:span text:style-name="T35">Это весьма похоже на аллергию: общество отторгает своих же членов.</text:span></text:p>
      <text:p text:style-name="P16"><text:span text:style-name="T72">Примером </text:span><text:span text:style-name="T73">этой </text:span><text:span text:style-name="T72">пат</text:span><text:span text:style-name="T50">о</text:span><text:span text:style-name="T72">логии является то, что судья Солопова Ольга Николаевна </text:span><text:span text:style-name="T50">не открыла гражданское дело, когда я подал иск о компенсации. Таким образом, доказано, что стыд сектантства может перевешивать требования российского и международного </text:span><text:span text:style-name="T51">законодательства.</text:span></text:p>
      <text:p text:style-name="P16"><text:span text:style-name="T36">В качестве лечения патологического стыда и презрения предлагаю вытеснять их совестью. Иными словами, российское общество должно признать дискриминацию, убивание протестантов голодом. </text:span><text:span text:style-name="T37">Болезнь серьезная и лечение должно быть радикальным: надо на высшем уровне употребить слово «фашизм» для описания отношения россиян к «сектантам». </text:span><text:span text:style-name="T38">Возможно, имеет смысл применять те же правовые нормы к «понятию» «секта», как к «понятию» «жид».</text:span></text:p>
      <text:p text:style-name="P17">Следует официально признать, что РПЦ была фактически государственной церковью и соответственно незаконность <text:span text:style-name="T40">существующего </text:span>государственного финансирования религиозной пропаганды.</text:p>
      <text:p text:style-name="P25">Активизация совести (с целью вытеснения стыда) должна сопровождаться конкретными действиями (выплатой компенсации), иначе вытеснение стыда может оказаться нестабильным и Россия погибнуть.</text:p>
      <text:h text:style-name="P21" text:outline-level="1"><text:soft-page-break/><text:span text:style-name="T83">Аналогия с Римской империей</text:span></text:h>
      <text:p text:style-name="P26">Автор также выдвигает следующую научную гипотезу о причинах гибели Римской империи:</text:p>
      <text:p text:style-name="P27"><text:span text:style-name="T85">Иисус, называемый Христом, </text:span><text:span text:style-name="T86">поставил цель уничтожить Римскую империю, чтобы освободить завоеванный ей в то время Израиль. </text:span><text:span text:style-name="T87">Он придумал гениальный план: дал ученикам </text:span><text:span text:style-name="T88">высокоморальные </text:span><text:span text:style-name="T91">(в смысле, выгодные для соблюдающего их общества) </text:span><text:span text:style-name="T87">заповеди </text:span><text:span text:style-name="T90">и такие жизненные принципы</text:span><text:span text:style-name="T87">, чтобы </text:span><text:span text:style-name="T88">они были ненавидимы римлянами. В результате, всё христианское, включая </text:span><text:span text:style-name="T89">христианскую мораль и работы христианских философов, были отвергаемы римлянами. В соответствии с планом Иисуса это привело к деградации римской морали и философии. Буквально, деморализованное римское общество оказалось не в состоянии противостоять варварам, развитие которых не было в той же степени ограничено (По мнению автора, преследования христиан варварами не были столь же значительны, как преследования христиан римлянами. Это подтверждается тем, что фраза «"преследования христиан варварами"» дает в Гугле всего четыре результата по состоянию на 12 дек 2020, причем как минимум два из них относятся к нерелевантно поздней дате, 476 г.)</text:span></text:p>
      <text:p text:style-name="P28"><text:span text:style-name="T89">С</text:span><text:span text:style-name="T84">тоит заметить, что христианизация римской империи (если тут употребимо слово «христианство», поскольку поздняя религия Римской империи имеет мало отношения к учениям таких деятелей, как Иисус и апостол Павел) не привела к улучшению отношения римлян к Израилю:</text:span></text:p>
      <text:p text:style-name="Quotations">Судя по дошедшим письменным памятникам, начиная со II века, антииудаизм в христианской среде возрастал. Характерны Послание Варнавы, Слово о Пасхе Мелитона Сардийского, а позднее некоторые места из творений Иоанна Златоуста, Амвросия Медиоланского и нек. др.</text:p>
      <text:p text:style-name="Quotations">Спецификой христианского антииудаизма стало повторяющееся с самого начала его существования обвинение иудеев в Богоубийстве. Назывались и другие их «преступления» — упорное и злонамеренное отвержение ими Христа и его учения, образ и стиль жизни, профанация Святого Причастия, отравление колодцев, ритуальные убийства, создание прямой угрозы для духовной и физической жизни христиан. Утверждалось, что иудеи, как народ проклятый и наказанный Богом, должны быть обречены на «унижающий их образ жизни» (Блаженный Августин) с тем, чтобы стать свидетелями истины христианства.</text:p>
      <text:p text:style-name="Quotations">…</text:p>
      <text:p text:style-name="Quotations"><text:soft-page-break/>После Миланского эдикта (313 год) императоров Константина и Лициния, провозгласивших политику официальной терпимости к христианам, влияние Церкви в империи неуклонно возрастало. Становление Церкви как государственного института влекло за собой социальную дискриминацию иудеев, преследования и погромы, совершавшиеся христианами с благословения Церкви или инспирировавшиеся церковной иерархией.</text:p>
      <text:p text:style-name="P28">Так что, в соответствии с предполагаемым планом Иисуса, разрушение Римской империи было всё еще необходимо.</text:p>
      <text:p text:style-name="P29"><text:span text:style-name="T92">Ждет ли Россию судьба римской империи? Мы наблюдаем </text:span><text:span text:style-name="T53">ужасающую</text:span><text:span text:style-name="T92"> потерю морали россиянами: смыслом жизни для большинства из них являются удовольствия или личные деньги, воровство считается добродетелью, </text:span><text:span text:style-name="T93">почти все телефильмы о том, как макиавеллисты делают зло, </text:span><text:span text:style-name="T95">и фактически являются пропагандой зла</text:span><text:span text:style-name="T93">. </text:span><text:span text:style-name="T94">Обычно, называющие себя православными просто соблюдают религиозные обряды, чтобы повысить свою «карму», без какой-либо цели служить Богу или делать добро </text:span><text:span text:style-name="T99">и вполне готовы перейти на сторону дьявола, если он больше заплатит (являются сатанистами в соответствии </text:span><text:span text:style-name="T54">с разделом «Сатанизм как субкультура» статьи </text:span><text:span text:style-name="T54"><text:bibliography-mark text:identifier="satanism" text:bibliography-type="www" text:author="авторы Википедии" text:publisher="Википедия, свободная энциклопедия" text:title="Сатанизм" text:year="09 декабря 2020 09:12 UTC" text:url="https://ru.wikipedia.org/?curid=1325937&amp;oldid=110982152">[9]</text:bibliography-mark></text:span><text:span text:style-name="T99">)</text:span><text:span text:style-name="T94">. Автор полагает, что причиной этого является ненависть к «сектантской» морали, </text:span><text:span text:style-name="T96">которая, как известно, включает в себя отвержение воровства, пьянства, драк, </text:span><text:span text:style-name="T97">матершины и т. п</text:span><text:span text:style-name="T94">.</text:span></text:p>
      <text:bibliography text:style-name="Sect1" text:protected="true" text:name="Bibliography1">
        <text:bibliography-source>
          <text:index-title-template text:style-name="Bibliography_20_Heading">Библиография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Библиография</text:p>
          </text:index-title>
          <text:p text:style-name="P1">1: Victor Porton, Algebraic General Topology, 2019</text:p>
          <text:p text:style-name="P1">2: Victor Porton, Axiomatic Theory of Formulas, 2020</text:p>
          <text:p text:style-name="P1">3: авторы Википедии, Основания математики, 13 октября 2020 05:10 UTC, https://ru.wikipedia.org/?curid=2509222&amp;oldid=109846469</text:p>
          <text:p text:style-name="P1">4: Дворкин А. Л., Религиовед: В Калининграде действует 30 крупных и сотня мелких сект, 1 марта 2014</text:p>
          <text:p text:style-name="P1">5: Дворкин А. Л., Сектоведение. Тоталитарные секты. Опыт систематического исследования., 2007</text:p>
          <text:p text:style-name="P1">6: авторы Википедии, Секта, 11 сентября 2020 05:09 UTC, https://ru.wikipedia.org/?curid=12654&amp;oldid=109213549</text:p>
          <text:p text:style-name="P1">7: Victor Porton, End of Gospel, </text:p>
          <text:p text:style-name="P1"><text:soft-page-break/>8: nasch-mir.ru, Чем являются совесть и стыд для человека?, , https://nasch-mir.ru/sovest-i-styid/</text:p>
        </text:index-body>
      </text:bibliography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Liberation Serif3" svg:font-family="'Liberation Serif'" style:font-family-generic="roman"/>
    <style:font-face style:name="Times New Roman" svg:font-family="'Times New Roman'" style:font-family-generic="roman"/>
    <style:font-face style:name="Liberation Serif2" svg:font-family="'Liberation Serif', 'Times New Roman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hyphenation-ladder-count="no-limit" style:page-number="auto"/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iberation Serif3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3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3" style:font-family-complex="'Liberation Serif'" style:font-family-generic-complex="roman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uppercas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2in" loext:contextual-spacing="false" fo:line-height="100%" fo:text-indent="0in" style:auto-text-indent="false" style:page-number="auto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Footnote_20_Symbol" style:display-name="Footnote Symbol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10-31T15:25:27.309892004</meta:creation-date>
    <dc:date>2020-12-12T21:06:07.608100491</dc:date>
    <dc:creator>Victor Porton</dc:creator>
    <meta:editing-duration>PT2H5M15S</meta:editing-duration>
    <meta:editing-cycles>113</meta:editing-cycles>
    <meta:generator>LibreOffice/6.4.6.2$Linux_X86_64 LibreOffice_project/40$Build-2</meta:generator>
    <meta:document-statistic meta:table-count="0" meta:image-count="0" meta:object-count="0" meta:page-count="13" meta:paragraph-count="113" meta:word-count="3312" meta:character-count="24600" meta:non-whitespace-character-count="21425"/>
  </office:meta>
</office:document-meta>
</file>